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, and a photocopy is available in Box 19, FF2.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Gentlemen/</text:p>
      <text:p text:style-name="P2"><text:tab/>Permit me to thankfully acknowledge the an-/-nouncement of my re-election to the office of Hazan, and/ express, at the same time, the gratification which your/ generosity has afforded me./</text:p>
      <text:p text:style-name="P2">It is indeed a source of unutterable delight thus to have/ received an additional evidence of your approval of my/ course, in striving to fulfil[sic!] the duties connected with my/ situation. <text:s/>And I fervently beseech my Divine Maker/ to further bestow on me his support and guidance, that/ I may ever continue to act rightly in <text:span text:style-name="T1">His</text:span><text:span text:style-name="T2"> sight, &amp; satisfact/-torily[sic!] to my constituents and to the whole community of my/ Brethren. <text:s/>Your obedient servant/ 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8T12:02:56.16</meta:creation-date>
    <dc:date>2012-03-15T12:18:45.99</dc:date>
    <dc:creator>Penn Libraries</dc:creator>
    <meta:editing-duration>PT00H09M25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79" meta:character-count="1975"/>
  </office:meta>
</office:document-meta>
</file>